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15F2C4A26EA7D3E7D75.png" manifest:media-type="image/png"/>
  <manifest:file-entry manifest:full-path="Pictures/100000000000010E0000015FB67A4A79C897D6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3" text:anchor-type="paragraph" svg:x="0.3909in" svg:y="0.1665in" svg:width="1.3465in" svg:height="1.7516in" draw:z-index="0"><draw:image xlink:href="Pictures/100000000000010E0000015F2C4A26EA7D3E7D75.png" xlink:type="simple" xlink:show="embed" xlink:actuate="onLoad" loext:mime-type="image/png"/></draw:frame><draw:frame draw:style-name="fr1" draw:name="Image5" text:anchor-type="paragraph" svg:x="2.411in" svg:y="0.1339in" svg:width="1.348in" svg:height="1.7528in" draw:z-index="2"><draw:image xlink:href="Pictures/100000000000010E0000015FB67A4A79C897D6FE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0.2866in" svg:y="0.1791in" svg:width="1.3055in" svg:height="1.6972in" draw:z-index="1"><draw:image xlink:href="Pictures/100000000000010E0000015F2C4A26EA7D3E7D75.png" xlink:type="simple" xlink:show="embed" xlink:actuate="onLoad" loext:mime-type="image/png"/></draw:frame><draw:frame draw:style-name="fr1" draw:name="Image2" text:anchor-type="paragraph" svg:x="2.411in" svg:y="0.1339in" svg:width="1.348in" svg:height="1.7528in" draw:z-index="3"><draw:image xlink:href="Pictures/100000000000010E0000015FB67A4A79C897D6F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2" text:anchor-type="paragraph" svg:x="2.411in" svg:y="0.1339in" svg:width="1.348in" svg:height="1.7528in" draw:z-index="5"><draw:image xlink:href="Pictures/100000000000010E0000015FB67A4A79C897D6FE.png" xlink:type="simple" xlink:show="embed" xlink:actuate="onLoad" loext:mime-type="image/png"/></draw:frame><draw:frame draw:style-name="fr1" draw:name="Image17" text:anchor-type="paragraph" svg:x="0.3909in" svg:y="0.1665in" svg:width="1.3465in" svg:height="1.7516in" draw:z-index="16"><draw:image xlink:href="Pictures/100000000000010E0000015F2C4A26EA7D3E7D7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2.411in" svg:y="0.1339in" svg:width="1.348in" svg:height="1.7528in" draw:z-index="4"><draw:image xlink:href="Pictures/100000000000010E0000015FB67A4A79C897D6FE.png" xlink:type="simple" xlink:show="embed" xlink:actuate="onLoad" loext:mime-type="image/png"/></draw:frame><draw:frame draw:style-name="fr1" draw:name="Image13" text:anchor-type="paragraph" svg:x="0.2866in" svg:y="0.1791in" svg:width="1.3055in" svg:height="1.6972in" draw:z-index="12"><draw:image xlink:href="Pictures/100000000000010E0000015F2C4A26EA7D3E7D7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2.411in" svg:y="0.1339in" svg:width="1.348in" svg:height="1.7528in" draw:z-index="6"><draw:image xlink:href="Pictures/100000000000010E0000015FB67A4A79C897D6FE.png" xlink:type="simple" xlink:show="embed" xlink:actuate="onLoad" loext:mime-type="image/png"/></draw:frame><draw:frame draw:style-name="fr1" draw:name="Image18" text:anchor-type="paragraph" svg:x="0.3909in" svg:y="0.1665in" svg:width="1.3465in" svg:height="1.7516in" draw:z-index="17"><draw:image xlink:href="Pictures/100000000000010E0000015F2C4A26EA7D3E7D7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11" text:anchor-type="paragraph" svg:x="2.411in" svg:y="0.1339in" svg:width="1.348in" svg:height="1.7528in" draw:z-index="11"><draw:image xlink:href="Pictures/100000000000010E0000015FB67A4A79C897D6FE.png" xlink:type="simple" xlink:show="embed" xlink:actuate="onLoad" loext:mime-type="image/png"/></draw:frame><draw:frame draw:style-name="fr1" draw:name="Image14" text:anchor-type="paragraph" svg:x="0.2866in" svg:y="0.1791in" svg:width="1.3055in" svg:height="1.6972in" draw:z-index="13"><draw:image xlink:href="Pictures/100000000000010E0000015F2C4A26EA7D3E7D75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2.411in" svg:y="0.1339in" svg:width="1.348in" svg:height="1.7528in" draw:z-index="7"><draw:image xlink:href="Pictures/100000000000010E0000015FB67A4A79C897D6FE.png" xlink:type="simple" xlink:show="embed" xlink:actuate="onLoad" loext:mime-type="image/png"/></draw:frame><draw:frame draw:style-name="fr1" draw:name="Image19" text:anchor-type="paragraph" svg:x="0.3909in" svg:y="0.1665in" svg:width="1.3465in" svg:height="1.7516in" draw:z-index="18"><draw:image xlink:href="Pictures/100000000000010E0000015F2C4A26EA7D3E7D7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0" text:anchor-type="paragraph" svg:x="2.411in" svg:y="0.1339in" svg:width="1.348in" svg:height="1.7528in" draw:z-index="10"><draw:image xlink:href="Pictures/100000000000010E0000015FB67A4A79C897D6FE.png" xlink:type="simple" xlink:show="embed" xlink:actuate="onLoad" loext:mime-type="image/png"/></draw:frame><draw:frame draw:style-name="fr1" draw:name="Image15" text:anchor-type="paragraph" svg:x="0.2866in" svg:y="0.1791in" svg:width="1.3055in" svg:height="1.6972in" draw:z-index="14"><draw:image xlink:href="Pictures/100000000000010E0000015F2C4A26EA7D3E7D7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8" text:anchor-type="paragraph" svg:x="2.411in" svg:y="0.1339in" svg:width="1.348in" svg:height="1.7528in" draw:z-index="8"><draw:image xlink:href="Pictures/100000000000010E0000015FB67A4A79C897D6FE.png" xlink:type="simple" xlink:show="embed" xlink:actuate="onLoad" loext:mime-type="image/png"/></draw:frame><draw:frame draw:style-name="fr1" draw:name="Image20" text:anchor-type="paragraph" svg:x="0.3909in" svg:y="0.1665in" svg:width="1.3465in" svg:height="1.7516in" draw:z-index="19"><draw:image xlink:href="Pictures/100000000000010E0000015F2C4A26EA7D3E7D7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2.411in" svg:y="0.1339in" svg:width="1.348in" svg:height="1.7528in" draw:z-index="9"><draw:image xlink:href="Pictures/100000000000010E0000015FB67A4A79C897D6FE.png" xlink:type="simple" xlink:show="embed" xlink:actuate="onLoad" loext:mime-type="image/png"/></draw:frame><draw:frame draw:style-name="fr1" draw:name="Image16" text:anchor-type="paragraph" svg:x="0.2866in" svg:y="0.1791in" svg:width="1.3055in" svg:height="1.6972in" draw:z-index="15"><draw:image xlink:href="Pictures/100000000000010E0000015F2C4A26EA7D3E7D75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9-03-04T08:21:33.775000000</meta:print-date>
    <dc:date>2019-03-04T08:31:21.683000000</dc:date>
    <meta:editing-cycles>37</meta:editing-cycles>
    <dc:subject>Avery Dennison Template</dc:subject>
    <dc:title>Avery Dennison Template</dc:title>
    <meta:editing-duration>P3DT18H27M44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